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e9178" style:font-name="Arial" fo:font-size="10.5pt" fo:font-weight="normal" fo:background-color="#1e1e1e"/>
    </style:style>
    <style:style style:name="P2" style:family="paragraph" style:parent-style-name="Standard">
      <style:text-properties fo:color="#d4d4d4" style:font-name="Arial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d4d4d4" style:font-name="Arial" fo:font-size="10.5pt" fo:font-weight="normal" fo:background-color="#1e1e1e"/>
    </style:style>
    <style:style style:name="P4" style:family="paragraph" style:parent-style-name="Standard">
      <style:text-properties fo:color="#d4d4d4" style:font-name="Arial" fo:background-color="#1e1e1e"/>
    </style:style>
    <style:style style:name="P5" style:family="paragraph" style:parent-style-name="Standard">
      <style:paragraph-properties style:line-height-at-least="0.198in"/>
      <style:text-properties fo:color="#d4d4d4" style:font-name="Arial" fo:background-color="#1e1e1e"/>
    </style:style>
    <style:style style:name="P6" style:family="paragraph" style:parent-style-name="Standard" style:list-style-name="L3">
      <style:text-properties fo:color="#d4d4d4" style:font-name="Arial" fo:background-color="#1e1e1e"/>
    </style:style>
    <style:style style:name="P7" style:family="paragraph" style:parent-style-name="Standard">
      <style:text-properties fo:color="#6a9955" style:font-name="Arial" fo:font-size="10.5pt" fo:font-weight="normal" fo:background-color="#1e1e1e"/>
    </style:style>
    <style:style style:name="P8" style:family="paragraph" style:parent-style-name="Standard">
      <style:paragraph-properties style:line-height-at-least="0.198in"/>
      <style:text-properties fo:color="#6a9955" style:font-name="Arial" fo:font-size="10.5pt" fo:font-weight="normal" fo:background-color="#1e1e1e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paragraph-properties style:line-height-at-least="0.198in"/>
      <style:text-properties style:font-name="Arial"/>
    </style:style>
    <style:style style:name="P11" style:family="paragraph" style:parent-style-name="Standard" style:list-style-name="L1">
      <style:text-properties style:font-name="Arial"/>
    </style:style>
    <style:style style:name="P12" style:family="paragraph" style:parent-style-name="Standard" style:list-style-name="L2">
      <style:text-properties style:font-name="Arial"/>
    </style:style>
    <style:style style:name="P13" style:family="paragraph" style:parent-style-name="Standard" style:list-style-name="L3">
      <style:text-properties style:font-name="Arial"/>
    </style:style>
    <style:style style:name="P14" style:family="paragraph" style:parent-style-name="Standard" style:list-style-name="L6">
      <style:text-properties style:font-name="Arial"/>
    </style:style>
    <style:style style:name="P15" style:family="paragraph" style:parent-style-name="Standard">
      <style:paragraph-properties fo:margin-top="0in" fo:margin-bottom="0.1965in" style:line-height-at-least="0.198in"/>
      <style:text-properties style:font-name="Arial"/>
    </style:style>
    <style:style style:name="P16" style:family="paragraph" style:parent-style-name="Text_20_body">
      <style:paragraph-properties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18" style:family="paragraph" style:parent-style-name="Heading_20_1">
      <style:text-properties style:font-name="Arial"/>
    </style:style>
    <style:style style:name="P19" style:family="paragraph" style:parent-style-name="Heading_20_1">
      <style:text-properties style:font-name="Arial" fo:font-weight="normal" style:font-weight-asian="normal" style:font-weight-complex="normal"/>
    </style:style>
    <style:style style:name="P20" style:family="paragraph" style:parent-style-name="Heading_20_2">
      <style:text-properties style:font-name="Arial"/>
    </style:style>
    <style:style style:name="P21" style:family="paragraph" style:parent-style-name="Heading_20_2">
      <style:text-properties style:font-name="Arial" fo:font-weight="normal" style:font-weight-asian="normal" style:font-weight-complex="normal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10.5pt" fo:font-weight="normal"/>
    </style:style>
    <style:style style:name="T3" style:family="text">
      <style:text-properties fo:color="#808080" fo:font-size="10.5pt" fo:font-weight="normal"/>
    </style:style>
    <style:style style:name="T4" style:family="text">
      <style:text-properties fo:color="#569cd6"/>
    </style:style>
    <style:style style:name="T5" style:family="text">
      <style:text-properties fo:color="#569cd6" style:font-name="Consolas" fo:font-size="10.5pt" fo:font-weight="normal"/>
    </style:style>
    <style:style style:name="T6" style:family="text">
      <style:text-properties fo:color="#569cd6" fo:font-size="10.5pt" fo:font-weight="normal"/>
    </style:style>
    <style:style style:name="T7" style:family="text">
      <style:text-properties fo:color="#9cdcfe"/>
    </style:style>
    <style:style style:name="T8" style:family="text">
      <style:text-properties fo:color="#9cdcfe" style:font-name="Consolas" fo:font-size="10.5pt" fo:font-weight="normal"/>
    </style:style>
    <style:style style:name="T9" style:family="text">
      <style:text-properties fo:color="#9cdcfe" fo:font-size="10.5pt" fo:font-weight="normal"/>
    </style:style>
    <style:style style:name="T10" style:family="text">
      <style:text-properties fo:color="#ce9178"/>
    </style:style>
    <style:style style:name="T11" style:family="text">
      <style:text-properties fo:color="#ce9178" style:font-name="Consolas" fo:font-size="10.5pt" fo:font-weight="normal"/>
    </style:style>
    <style:style style:name="T12" style:family="text">
      <style:text-properties fo:color="#ce9178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4ec9b0" style:font-name="Consolas" fo:font-size="10.5pt" fo:font-weight="normal"/>
    </style:style>
    <style:style style:name="T15" style:family="text">
      <style:text-properties fo:color="#4ec9b0" fo:font-size="10.5pt" fo:font-weight="normal"/>
    </style:style>
    <style:style style:name="T16" style:family="text">
      <style:text-properties fo:color="#d7ba7d"/>
    </style:style>
    <style:style style:name="T17" style:family="text">
      <style:text-properties fo:color="#d7ba7d" style:font-name="Consolas" fo:font-size="10.5pt" fo:font-weight="normal"/>
    </style:style>
    <style:style style:name="T18" style:family="text">
      <style:text-properties fo:color="#d7ba7d" fo:font-size="10.5pt" fo:font-weight="normal"/>
    </style:style>
    <style:style style:name="T19" style:family="text">
      <style:text-properties fo:color="#b5cea8"/>
    </style:style>
    <style:style style:name="T20" style:family="text">
      <style:text-properties fo:color="#b5cea8" style:font-name="Consolas" fo:font-size="10.5pt" fo:font-weight="normal"/>
    </style:style>
    <style:style style:name="T21" style:family="text">
      <style:text-properties fo:color="#b5cea8" fo:font-size="10.5pt" fo:font-weight="normal"/>
    </style:style>
    <style:style style:name="T22" style:family="text">
      <style:text-properties fo:color="#dcdcaa"/>
    </style:style>
    <style:style style:name="T23" style:family="text">
      <style:text-properties fo:color="#dcdcaa" style:font-name="Consolas" fo:font-size="10.5pt" fo:font-weight="normal"/>
    </style:style>
    <style:style style:name="T24" style:family="text">
      <style:text-properties fo:color="#dcdcaa" fo:font-size="10.5pt" fo:font-weight="normal"/>
    </style:style>
    <style:style style:name="T25" style:family="text">
      <style:text-properties fo:color="#c586c0"/>
    </style:style>
    <style:style style:name="T26" style:family="text">
      <style:text-properties fo:color="#c586c0" style:font-name="Consolas" fo:font-size="10.5pt" fo:font-weight="normal"/>
    </style:style>
    <style:style style:name="T27" style:family="text">
      <style:text-properties fo:color="#c586c0" fo:font-size="10.5pt" fo:font-weight="normal"/>
    </style:style>
    <style:style style:name="T28" style:family="text">
      <style:text-properties fo:color="#6a9955" style:font-name="Consolas" fo:font-size="10.5pt" fo:font-weight="normal"/>
    </style:style>
    <style:style style:name="T29" style:family="text">
      <style:text-properties fo:color="#6a9955" style:font-name="Consolas" fo:font-size="10.5pt" fo:font-weight="normal" fo:background-color="#1e1e1e"/>
    </style:style>
    <style:style style:name="T30" style:family="text">
      <style:text-properties fo:color="#6a9955" fo:font-size="10.5pt" fo:font-weight="normal"/>
    </style:style>
    <style:style style:name="T31" style:family="text">
      <style:text-properties fo:color="#6a9955" fo:font-size="10.5pt" fo:font-weight="normal" fo:background-color="#1e1e1e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ize="10.5pt" fo:font-weight="normal"/>
    </style:style>
    <style:style style:name="T35" style:family="text">
      <style:text-properties style:font-name="Arial"/>
    </style:style>
    <style:style style:name="T36" style:family="text">
      <style:text-properties style:font-name="Arial" fo:font-weight="bold" style:font-weight-asian="bold" style:font-weight-complex="bold"/>
    </style:style>
    <style:style style:name="T37" style:family="text">
      <style:text-properties style:font-name="Aria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ASS: organise your CSS code and make your page responsive</text:p>
      <text:p text:style-name="P17">(by Aleksandra Tarchini)</text:p>
      <text:p text:style-name="P9"/>
      <text:h text:style-name="P19" text:outline-level="1">1. Install Live SASS Compiler (from extensions tab)</text:h>
      <text:h text:style-name="P19" text:outline-level="1">2. Create an index.html file:</text:h>
      <text:h text:style-name="P21" text:outline-level="2"><text:s/>- link it with main.css</text:h>
      <text:p text:style-name="P9"/>
      <text:p text:style-name="P2"><text:span text:style-name="T1">&lt;!</text:span><text:span text:style-name="T4">DOCTYPE</text:span> <text:span text:style-name="T7">html</text:span><text:span text:style-name="T1">&gt;</text:span></text:p>
      <text:p text:style-name="P3"><text:span text:style-name="T1">&lt;</text:span><text:span text:style-name="T4">html</text:span> <text:span text:style-name="T7">lang</text:span>=<text:span text:style-name="T10">"en"</text:span><text:span text:style-name="T1">&gt;</text:span></text:p>
      <text:p text:style-name="P3"><text:span text:style-name="T1">&lt;</text:span><text:span text:style-name="T4">head</text:span><text:span text:style-name="T1">&gt;</text:span></text:p>
      <text:p text:style-name="P5">    <text:span text:style-name="T3">&lt;</text:span><text:span text:style-name="T6">meta</text:span><text:span text:style-name="T34"> </text:span><text:span text:style-name="T9">charset</text:span><text:span text:style-name="T34">=</text:span><text:span text:style-name="T12">"UTF-8"</text:span><text:span text:style-name="T3">&gt;</text:span></text:p>
      <text:p text:style-name="P5">    <text:span text:style-name="T3">&lt;</text:span><text:span text:style-name="T6">meta</text:span><text:span text:style-name="T34"> </text:span><text:span text:style-name="T9">name</text:span><text:span text:style-name="T34">=</text:span><text:span text:style-name="T12">"viewport"</text:span><text:span text:style-name="T34"> </text:span><text:span text:style-name="T9">content</text:span><text:span text:style-name="T34">=</text:span><text:span text:style-name="T12">"width=device-width, initial-scale=1.0"</text:span><text:span text:style-name="T3">&gt;</text:span></text:p>
      <text:p text:style-name="P5">    <text:span text:style-name="T3">&lt;</text:span><text:span text:style-name="T6">meta</text:span><text:span text:style-name="T34"> </text:span><text:span text:style-name="T9">http-equiv</text:span><text:span text:style-name="T34">=</text:span><text:span text:style-name="T12">"X-UA-Compatible"</text:span><text:span text:style-name="T34"> </text:span><text:span text:style-name="T9">content</text:span><text:span text:style-name="T34">=</text:span><text:span text:style-name="T12">"ie=edge"</text:span><text:span text:style-name="T3">&gt;</text:span></text:p>
      <text:p text:style-name="P5">    <text:span text:style-name="T3">&lt;</text:span><text:span text:style-name="T6">link</text:span><text:span text:style-name="T34"> </text:span><text:span text:style-name="T9">rel</text:span><text:span text:style-name="T34">=</text:span><text:span text:style-name="T12">"stylesheet"</text:span><text:span text:style-name="T34"> </text:span><text:span text:style-name="T9">href</text:span><text:span text:style-name="T34">=</text:span><text:span text:style-name="T12">"./main.css"</text:span><text:span text:style-name="T3">&gt;</text:span></text:p>
      <text:p text:style-name="P5">    <text:span text:style-name="T3">&lt;</text:span><text:span text:style-name="T6">title</text:span><text:span text:style-name="T3">&gt;</text:span><text:span text:style-name="T34">SASSY</text:span><text:span text:style-name="T3">&lt;/</text:span><text:span text:style-name="T6">title</text:span><text:span text:style-name="T3">&gt;</text:span></text:p>
      <text:p text:style-name="P3"><text:span text:style-name="T1">&lt;/</text:span><text:span text:style-name="T4">head</text:span><text:span text:style-name="T1">&gt;</text:span></text:p>
      <text:p text:style-name="P3"><text:span text:style-name="T1">&lt;</text:span><text:span text:style-name="T4">body</text:span><text:span text:style-name="T1">&gt;</text:span></text:p>
      <text:p text:style-name="P5">    </text:p>
      <text:p text:style-name="P5">    <text:span text:style-name="T3">&lt;</text:span><text:span text:style-name="T6">div</text:span><text:span text:style-name="T34"> </text:span><text:span text:style-name="T9">id</text:span><text:span text:style-name="T34">=</text:span><text:span text:style-name="T12">"bg"</text:span><text:span text:style-name="T3">&gt;&lt;/</text:span><text:span text:style-name="T6">div</text:span><text:span text:style-name="T3">&gt;</text:span></text:p>
      <text:p text:style-name="P10"/>
      <text:p text:style-name="P3"><text:span text:style-name="T1">&lt;/</text:span><text:span text:style-name="T4">body</text:span><text:span text:style-name="T1">&gt;</text:span></text:p>
      <text:p text:style-name="P3"><text:span text:style-name="T1">&lt;/</text:span><text:span text:style-name="T4">html</text:span><text:span text:style-name="T1">&gt;</text:span></text:p>
      <text:p text:style-name="P9"/>
      <text:h text:style-name="P18" text:outline-level="1">3. Create main.scss file</text:h>
      <text:list xml:id="list4992089724410425679" text:style-name="L1">
        <text:list-item>
          <text:list>
            <text:list-header>
              <text:p text:style-name="P11">- click on live Watching: this generates a new main.css file (Do not write anything inside the main.css file – changes from the SCSS file are reflected automatically).</text:p>
            </text:list-header>
          </text:list>
        </text:list-item>
      </text:list>
      <text:list xml:id="list8425114552201162899" text:style-name="L2">
        <text:list-header>
          <text:p text:style-name="P12"/>
        </text:list-header>
      </text:list>
      <text:h text:style-name="P18" text:outline-level="1">4. main.scss: <text:span text:style-name="T33">see difference are reflected in</text:span> main.css</text:h>
      <text:p text:style-name="P9"/>
      <text:p text:style-name="P4"><text:span text:style-name="T9">$mycolors</text:span><text:span text:style-name="T34">: </text:span><text:span text:style-name="T12">#005DFF;</text:span></text:p>
      <text:p text:style-name="P1"/>
      <text:p text:style-name="P1">body {</text:p>
      <text:p text:style-name="P1">background-color: $mycolors;</text:p>
      <text:p text:style-name="P1">}</text:p>
      <text:p text:style-name="P9"/>
      <text:p text:style-name="P9"><text:soft-page-break/></text:p>
      <text:h text:style-name="Heading_20_1" text:outline-level="1"><text:span text:style-name="T35">5. OPTIONAL: Go </text:span><text:span text:style-name="T36">Bennettfeely.com</text:span><text:span text:style-name="T35"> <text:s/></text:span><text:span text:style-name="T37">to and get a shape code:</text:span><text:span text:style-name="T35"> </text:span><text:a xlink:type="simple" xlink:href="https://bennettfeely.com/clippy/" text:style-name="Internet_20_link" text:visited-style-name="Visited_20_Internet_20_Link"><text:span text:style-name="T35">https://bennettfeely.com/clippy/</text:span></text:a><text:span text:style-name="T35"> </text:span></text:h>
      <text:list xml:id="list1954637027741945239" text:style-name="L3">
        <text:list-header>
          <text:p text:style-name="P13">give dimensions: 280 x 480</text:p>
          <text:p text:style-name="P6"> <text:span text:style-name="T9">clip-path</text:span><text:span text:style-name="T34">: </text:span><text:span text:style-name="T24">polygon</text:span><text:span text:style-name="T34">(</text:span><text:span text:style-name="T21">100%</text:span><text:span text:style-name="T34"> </text:span><text:span text:style-name="T21">0</text:span><text:span text:style-name="T34">, </text:span><text:span text:style-name="T21">100%</text:span><text:span text:style-name="T34"> </text:span><text:span text:style-name="T21">82%</text:span><text:span text:style-name="T34">, </text:span><text:span text:style-name="T21">45%</text:span><text:span text:style-name="T34"> </text:span><text:span text:style-name="T21">100%</text:span><text:span text:style-name="T34">, </text:span><text:span text:style-name="T21">0</text:span><text:span text:style-name="T34"> </text:span><text:span text:style-name="T21">100%</text:span><text:span text:style-name="T34">, </text:span><text:span text:style-name="T21">0</text:span><text:span text:style-name="T34"> </text:span><text:span text:style-name="T21">0</text:span><text:span text:style-name="T34">);</text:span></text:p>
          <text:p text:style-name="P13"/>
        </text:list-header>
      </text:list>
      <text:h text:style-name="P19" text:outline-level="1">6. Style <text:span text:style-name="T32">main.scss</text:span> with this code:</text:h>
      <text:p text:style-name="P9"/>
      <text:p text:style-name="P2"><text:span text:style-name="T7">$colors</text:span>: (</text:p>
      <text:p text:style-name="P5">    <text:span text:style-name="T15">primary</text:span><text:span text:style-name="T34">: </text:span><text:span text:style-name="T12">#005DFF</text:span><text:span text:style-name="T34">,</text:span></text:p>
      <text:p text:style-name="P5">    <text:span text:style-name="T15">accent</text:span><text:span text:style-name="T34">: </text:span><text:span text:style-name="T12">#FFF6BB</text:span></text:p>
      <text:p text:style-name="P3">);</text:p>
      <text:p text:style-name="P10"/>
      <text:p text:style-name="P3"><text:span text:style-name="T16">body</text:span>, <text:span text:style-name="T16">html</text:span> {</text:p>
      <text:p text:style-name="P5">    <text:span text:style-name="T9">height</text:span><text:span text:style-name="T34">: </text:span><text:span text:style-name="T21">100%</text:span><text:span text:style-name="T34">;</text:span></text:p>
      <text:p text:style-name="P3">}</text:p>
      <text:p text:style-name="P10"/>
      <text:p text:style-name="P3"><text:span text:style-name="T16">body</text:span> {</text:p>
      <text:p text:style-name="P5">    <text:span text:style-name="T9">font-family</text:span><text:span text:style-name="T34">: </text:span><text:span text:style-name="T12">'Montserrat'</text:span><text:span text:style-name="T34">;</text:span></text:p>
      <text:p text:style-name="P5">    <text:span text:style-name="T9">margin</text:span><text:span text:style-name="T34">: </text:span><text:span text:style-name="T21">0</text:span><text:span text:style-name="T34">;</text:span></text:p>
      <text:p text:style-name="P10"/>
      <text:p text:style-name="P5">        <text:span text:style-name="T18">#bg</text:span><text:span text:style-name="T34"> {</text:span></text:p>
      <text:p text:style-name="P5">            <text:span text:style-name="T9">clip-path</text:span><text:span text:style-name="T34">: </text:span><text:span text:style-name="T24">polygon</text:span><text:span text:style-name="T34">(</text:span><text:span text:style-name="T21">100%</text:span><text:span text:style-name="T34"> </text:span><text:span text:style-name="T21">0</text:span><text:span text:style-name="T34">, </text:span><text:span text:style-name="T21">100%</text:span><text:span text:style-name="T34"> </text:span><text:span text:style-name="T21">78%</text:span><text:span text:style-name="T34">, </text:span><text:span text:style-name="T21">43%</text:span><text:span text:style-name="T34"> </text:span><text:span text:style-name="T21">100%</text:span><text:span text:style-name="T34">, </text:span><text:span text:style-name="T21">0</text:span><text:span text:style-name="T34"> </text:span><text:span text:style-name="T21">100%</text:span><text:span text:style-name="T34">, </text:span><text:span text:style-name="T21">0</text:span><text:span text:style-name="T34"> </text:span><text:span text:style-name="T21">0</text:span><text:span text:style-name="T34">);</text:span></text:p>
      <text:p text:style-name="P5">            <text:span text:style-name="T9">background-color</text:span><text:span text:style-name="T34">: </text:span><text:span text:style-name="T24">map-get</text:span><text:span text:style-name="T34">(</text:span><text:span text:style-name="T9">$colors</text:span><text:span text:style-name="T34">, </text:span><text:span text:style-name="T9">primary</text:span><text:span text:style-name="T34">);</text:span></text:p>
      <text:p text:style-name="P5">            <text:span text:style-name="T9">width</text:span><text:span text:style-name="T34">: </text:span><text:span text:style-name="T21">100%</text:span><text:span text:style-name="T34">;</text:span></text:p>
      <text:p text:style-name="P5">            <text:span text:style-name="T9">height</text:span><text:span text:style-name="T34">: </text:span><text:span text:style-name="T21">100%</text:span><text:span text:style-name="T34">;</text:span></text:p>
      <text:p text:style-name="P5">            <text:span text:style-name="T9">position</text:span><text:span text:style-name="T34">: </text:span><text:span text:style-name="T12">absolute</text:span><text:span text:style-name="T34">;</text:span></text:p>
      <text:p text:style-name="P5">            <text:span text:style-name="T9">z-index</text:span><text:span text:style-name="T34">: </text:span><text:span text:style-name="T21">-1</text:span><text:span text:style-name="T34">;</text:span></text:p>
      <text:p text:style-name="P5">        <text:span text:style-name="T34">}</text:span></text:p>
      <text:p text:style-name="P3">}</text:p>
      <text:p text:style-name="P9"/>
      <text:p text:style-name="P9"/>
      <text:h text:style-name="P19" text:outline-level="1">7. Add some <text:span text:style-name="T32">more elements to Index.html</text:span></text:h>
      <text:p text:style-name="P2"><text:span text:style-name="T1">&lt;!</text:span><text:span text:style-name="T4">DOCTYPE</text:span> <text:span text:style-name="T7">html</text:span><text:span text:style-name="T1">&gt;</text:span></text:p>
      <text:p text:style-name="P3"><text:span text:style-name="T1">&lt;</text:span><text:span text:style-name="T4">html</text:span> <text:span text:style-name="T7">lang</text:span>=<text:span text:style-name="T10">"en"</text:span><text:span text:style-name="T1">&gt;</text:span></text:p>
      <text:p text:style-name="P3"><text:span text:style-name="T1">&lt;</text:span><text:span text:style-name="T4">head</text:span><text:span text:style-name="T1">&gt;</text:span></text:p>
      <text:p text:style-name="P5">    <text:span text:style-name="T3">&lt;</text:span><text:span text:style-name="T6">meta</text:span><text:span text:style-name="T34"> </text:span><text:span text:style-name="T9">charset</text:span><text:span text:style-name="T34">=</text:span><text:span text:style-name="T12">"UTF-8"</text:span><text:span text:style-name="T3">&gt;</text:span></text:p>
      <text:p text:style-name="P5">    <text:span text:style-name="T3">&lt;</text:span><text:span text:style-name="T6">meta</text:span><text:span text:style-name="T34"> </text:span><text:span text:style-name="T9">name</text:span><text:span text:style-name="T34">=</text:span><text:span text:style-name="T12">"viewport"</text:span><text:span text:style-name="T34"> </text:span><text:span text:style-name="T9">content</text:span><text:span text:style-name="T34">=</text:span><text:span text:style-name="T12">"width=device-width, initial-scale=1.0"</text:span><text:span text:style-name="T3">&gt;</text:span></text:p>
      <text:p text:style-name="P5">    <text:span text:style-name="T3">&lt;</text:span><text:span text:style-name="T6">meta</text:span><text:span text:style-name="T34"> </text:span><text:span text:style-name="T9">http-equiv</text:span><text:span text:style-name="T34">=</text:span><text:span text:style-name="T12">"X-UA-Compatible"</text:span><text:span text:style-name="T34"> </text:span><text:span text:style-name="T9">content</text:span><text:span text:style-name="T34">=</text:span><text:span text:style-name="T12">"ie=edge"</text:span><text:span text:style-name="T3">&gt;</text:span></text:p>
      <text:p text:style-name="P5">    <text:span text:style-name="T3">&lt;</text:span><text:span text:style-name="T6">link</text:span><text:span text:style-name="T34"> </text:span><text:span text:style-name="T9">rel</text:span><text:span text:style-name="T34">=</text:span><text:span text:style-name="T12">"stylesheet"</text:span><text:span text:style-name="T34"> </text:span><text:span text:style-name="T9">href</text:span><text:span text:style-name="T34">=</text:span><text:span text:style-name="T12">"./main.css"</text:span><text:span text:style-name="T3">&gt;</text:span></text:p>
      <text:p text:style-name="P5">    <text:span text:style-name="T3">&lt;</text:span><text:span text:style-name="T6">title</text:span><text:span text:style-name="T3">&gt;</text:span><text:span text:style-name="T34">SASSY</text:span><text:span text:style-name="T3">&lt;/</text:span><text:span text:style-name="T6">title</text:span><text:span text:style-name="T3">&gt;</text:span></text:p>
      <text:p text:style-name="P3"><text:span text:style-name="T1">&lt;/</text:span><text:span text:style-name="T4">head</text:span><text:span text:style-name="T1">&gt;</text:span></text:p>
      <text:p text:style-name="P3"><text:span text:style-name="T1">&lt;</text:span><text:span text:style-name="T4">body</text:span><text:span text:style-name="T1">&gt;</text:span></text:p>
      <text:p text:style-name="P5">    </text:p>
      <text:p text:style-name="P5">    <text:span text:style-name="T3">&lt;</text:span><text:span text:style-name="T6">div</text:span><text:span text:style-name="T34"> </text:span><text:span text:style-name="T9">id</text:span><text:span text:style-name="T34">=</text:span><text:span text:style-name="T12">"bg"</text:span><text:span text:style-name="T3">&gt;&lt;/</text:span><text:span text:style-name="T6">div</text:span><text:span text:style-name="T3">&gt;</text:span></text:p>
      <text:p text:style-name="P10"/>
      <text:p text:style-name="P5"><text:soft-page-break/>    <text:span text:style-name="T3">&lt;</text:span><text:span text:style-name="T6">header</text:span><text:span text:style-name="T3">&gt;</text:span></text:p>
      <text:p text:style-name="P5">        <text:span text:style-name="T3">&lt;</text:span><text:span text:style-name="T6">a</text:span><text:span text:style-name="T34"> </text:span><text:span text:style-name="T9">href</text:span><text:span text:style-name="T34">=</text:span><text:span text:style-name="T12">"#"</text:span><text:span text:style-name="T3">&gt;</text:span><text:span text:style-name="T34">ZoomZoom</text:span><text:span text:style-name="T3">&lt;/</text:span><text:span text:style-name="T6">a</text:span><text:span text:style-name="T3">&gt;</text:span></text:p>
      <text:p text:style-name="P5">    <text:span text:style-name="T3">&lt;/</text:span><text:span text:style-name="T6">header</text:span><text:span text:style-name="T3">&gt;</text:span></text:p>
      <text:p text:style-name="P10"/>
      <text:p text:style-name="P5">    <text:span text:style-name="T3">&lt;</text:span><text:span text:style-name="T6">main</text:span><text:span text:style-name="T3">&gt;</text:span></text:p>
      <text:p text:style-name="P5">        <text:span text:style-name="T3">&lt;</text:span><text:span text:style-name="T6">section</text:span><text:span text:style-name="T34"> </text:span><text:span text:style-name="T9">id</text:span><text:span text:style-name="T34">=</text:span><text:span text:style-name="T12">"card"</text:span><text:span text:style-name="T3">&gt;</text:span></text:p>
      <text:p text:style-name="P5">            <text:span text:style-name="T3">&lt;</text:span><text:span text:style-name="T6">ul</text:span><text:span text:style-name="T3">&gt;</text:span></text:p>
      <text:p text:style-name="P5">                <text:span text:style-name="T3">&lt;</text:span><text:span text:style-name="T6">li</text:span><text:span text:style-name="T3">&gt;</text:span></text:p>
      <text:p text:style-name="P5">                    <text:span text:style-name="T3">&lt;</text:span><text:span text:style-name="T6">span</text:span><text:span text:style-name="T3">&gt;&lt;/</text:span><text:span text:style-name="T6">span</text:span><text:span text:style-name="T3">&gt;</text:span></text:p>
      <text:p text:style-name="P5">                    <text:span text:style-name="T3">&lt;</text:span><text:span text:style-name="T6">strong</text:span><text:span text:style-name="T3">&gt;</text:span><text:span text:style-name="T34">How may I help you, bro?</text:span><text:span text:style-name="T3">&lt;/</text:span><text:span text:style-name="T6">strong</text:span><text:span text:style-name="T3">&gt;</text:span></text:p>
      <text:p text:style-name="P5">                <text:span text:style-name="T3">&lt;/</text:span><text:span text:style-name="T6">li</text:span><text:span text:style-name="T3">&gt;</text:span></text:p>
      <text:p text:style-name="P5">                <text:span text:style-name="T3">&lt;</text:span><text:span text:style-name="T6">li</text:span><text:span text:style-name="T3">&gt;</text:span></text:p>
      <text:p text:style-name="P5">                    <text:span text:style-name="T3">&lt;</text:span><text:span text:style-name="T6">span</text:span><text:span text:style-name="T3">&gt;&lt;/</text:span><text:span text:style-name="T6">span</text:span><text:span text:style-name="T3">&gt;</text:span></text:p>
      <text:p text:style-name="P5">                    <text:span text:style-name="T3">&lt;</text:span><text:span text:style-name="T6">strong</text:span><text:span text:style-name="T3">&gt;</text:span><text:span text:style-name="T34">I don't know if I can be helped</text:span><text:span text:style-name="T3">&lt;/</text:span><text:span text:style-name="T6">strong</text:span><text:span text:style-name="T3">&gt;</text:span></text:p>
      <text:p text:style-name="P5">                <text:span text:style-name="T3">&lt;/</text:span><text:span text:style-name="T6">li</text:span><text:span text:style-name="T3">&gt;</text:span></text:p>
      <text:p text:style-name="P5">                <text:span text:style-name="T3">&lt;</text:span><text:span text:style-name="T6">li</text:span><text:span text:style-name="T3">&gt;</text:span></text:p>
      <text:p text:style-name="P5">                    <text:span text:style-name="T3">&lt;</text:span><text:span text:style-name="T6">span</text:span><text:span text:style-name="T3">&gt;&lt;/</text:span><text:span text:style-name="T6">span</text:span><text:span text:style-name="T3">&gt;</text:span></text:p>
      <text:p text:style-name="P5">                    <text:span text:style-name="T3">&lt;</text:span><text:span text:style-name="T6">strong</text:span><text:span text:style-name="T3">&gt;</text:span><text:span text:style-name="T34">That's deep. Let me help.</text:span><text:span text:style-name="T3">&lt;/</text:span><text:span text:style-name="T6">strong</text:span><text:span text:style-name="T3">&gt;</text:span></text:p>
      <text:p text:style-name="P5">                <text:span text:style-name="T3">&lt;/</text:span><text:span text:style-name="T6">li</text:span><text:span text:style-name="T3">&gt;</text:span></text:p>
      <text:p text:style-name="P5">            <text:span text:style-name="T3">&lt;/</text:span><text:span text:style-name="T6">ul</text:span><text:span text:style-name="T3">&gt;</text:span></text:p>
      <text:p text:style-name="P5">        <text:span text:style-name="T3">&lt;/</text:span><text:span text:style-name="T6">section</text:span><text:span text:style-name="T3">&gt;</text:span></text:p>
      <text:p text:style-name="P5">        <text:span text:style-name="T3">&lt;</text:span><text:span text:style-name="T6">section</text:span><text:span text:style-name="T34"> </text:span><text:span text:style-name="T9">id</text:span><text:span text:style-name="T34">=</text:span><text:span text:style-name="T12">"primary"</text:span><text:span text:style-name="T3">&gt;</text:span></text:p>
      <text:p text:style-name="P5">            <text:span text:style-name="T3">&lt;</text:span><text:span text:style-name="T6">h1</text:span><text:span text:style-name="T3">&gt;</text:span><text:span text:style-name="T34">Your Personal Assistant</text:span><text:span text:style-name="T3">&lt;/</text:span><text:span text:style-name="T6">h1</text:span><text:span text:style-name="T3">&gt;</text:span></text:p>
      <text:p text:style-name="P5">            <text:span text:style-name="T3">&lt;</text:span><text:span text:style-name="T6">p</text:span><text:span text:style-name="T3">&gt;</text:span><text:span text:style-name="T34">Get help wuth your daily life stuff.</text:span><text:span text:style-name="T3">&lt;/</text:span><text:span text:style-name="T6">p</text:span><text:span text:style-name="T3">&gt;</text:span></text:p>
      <text:p text:style-name="P10"/>
      <text:p text:style-name="P5">            <text:span text:style-name="T3">&lt;</text:span><text:span text:style-name="T6">a</text:span><text:span text:style-name="T34"> </text:span><text:span text:style-name="T9">href</text:span><text:span text:style-name="T34">=</text:span><text:span text:style-name="T12">"#"</text:span><text:span text:style-name="T3">&gt;</text:span><text:span text:style-name="T34">Get help already</text:span><text:span text:style-name="T3">&lt;/</text:span><text:span text:style-name="T6">a</text:span><text:span text:style-name="T3">&gt;</text:span></text:p>
      <text:p text:style-name="P5">        <text:span text:style-name="T3">&lt;/</text:span><text:span text:style-name="T6">section</text:span><text:span text:style-name="T3">&gt;</text:span></text:p>
      <text:p text:style-name="P10"/>
      <text:p text:style-name="P5">    <text:span text:style-name="T3">&lt;/</text:span><text:span text:style-name="T6">main</text:span><text:span text:style-name="T3">&gt;</text:span></text:p>
      <text:p text:style-name="P10"/>
      <text:p text:style-name="P3"><text:span text:style-name="T1">&lt;/</text:span><text:span text:style-name="T4">body</text:span><text:span text:style-name="T1">&gt;</text:span></text:p>
      <text:p text:style-name="P3"><text:span text:style-name="T1">&lt;/</text:span><text:span text:style-name="T4">html</text:span><text:span text:style-name="T1">&gt;</text:span></text:p>
      <text:p text:style-name="P9"/>
      <text:h text:style-name="P18" text:outline-level="1">8. Main.scss<text:span text:style-name="T33"> – add functions, organise sections</text:span></text:h>
      <text:p text:style-name="P2"><text:span text:style-name="T7">$colors</text:span>: (</text:p>
      <text:p text:style-name="P5">    <text:span text:style-name="T15">primary</text:span><text:span text:style-name="T34">: </text:span><text:span text:style-name="T12">#005DFF</text:span><text:span text:style-name="T34">,</text:span></text:p>
      <text:p text:style-name="P5">    <text:span text:style-name="T15">primary-light</text:span><text:span text:style-name="T34">: </text:span><text:span text:style-name="T24">lighten</text:span><text:span text:style-name="T34">(</text:span><text:span text:style-name="T12">#005DFF</text:span><text:span text:style-name="T34">, </text:span><text:span text:style-name="T21">40%</text:span><text:span text:style-name="T34">),</text:span></text:p>
      <text:p text:style-name="P5">    <text:span text:style-name="T15">primary-dark</text:span><text:span text:style-name="T34">: </text:span><text:span text:style-name="T24">darken</text:span><text:span text:style-name="T34">(</text:span><text:span text:style-name="T12">#005DFF</text:span><text:span text:style-name="T34">, </text:span><text:span text:style-name="T21">40%</text:span><text:span text:style-name="T34">),</text:span></text:p>
      <text:p text:style-name="P5">    <text:span text:style-name="T15">accent</text:span><text:span text:style-name="T34">: </text:span><text:span text:style-name="T12">#FFF6BB</text:span></text:p>
      <text:p text:style-name="P3">);</text:p>
      <text:p text:style-name="P10"/>
      <text:p text:style-name="P3"><text:span text:style-name="T7">$padding</text:span>: <text:span text:style-name="T19">15px</text:span>;</text:p>
      <text:p text:style-name="P3"><text:span text:style-name="T7">$borders</text:span>: <text:span text:style-name="T19">15px</text:span>;</text:p>
      <text:p text:style-name="P10"/>
      <text:p text:style-name="P8">//Functions, but not mandatory</text:p>
      <text:p text:style-name="P3"><text:span text:style-name="T25">@function</text:span> <text:span text:style-name="T22">color</text:span>(<text:span text:style-name="T7">$color-name</text:span>) {</text:p>
      <text:p text:style-name="P5">    <text:span text:style-name="T27">@return</text:span><text:span text:style-name="T34"> </text:span><text:span text:style-name="T24">map-get</text:span><text:span text:style-name="T34">(</text:span><text:span text:style-name="T9">$colors</text:span><text:span text:style-name="T34">, </text:span><text:span text:style-name="T9">$color-name</text:span><text:span text:style-name="T34">);</text:span></text:p>
      <text:p text:style-name="P3">}</text:p>
      <text:p text:style-name="P10"/>
      <text:p text:style-name="P3"><text:soft-page-break/><text:span text:style-name="T16">body</text:span>, <text:span text:style-name="T16">html</text:span> {</text:p>
      <text:p text:style-name="P5">    <text:span text:style-name="T9">height</text:span><text:span text:style-name="T34">: </text:span><text:span text:style-name="T21">100%</text:span><text:span text:style-name="T34">;</text:span></text:p>
      <text:p text:style-name="P3">}</text:p>
      <text:p text:style-name="P10"/>
      <text:p text:style-name="P3"><text:span text:style-name="T16">body</text:span> {</text:p>
      <text:p text:style-name="P5">    <text:span text:style-name="T9">font-family</text:span><text:span text:style-name="T34">: </text:span><text:span text:style-name="T12">'Montserrat'</text:span><text:span text:style-name="T34">;</text:span></text:p>
      <text:p text:style-name="P5">    <text:span text:style-name="T9">margin</text:span><text:span text:style-name="T34">: </text:span><text:span text:style-name="T21">0</text:span><text:span text:style-name="T34">;</text:span></text:p>
      <text:p text:style-name="P10"/>
      <text:p text:style-name="P5">        <text:span text:style-name="T18">#bg</text:span><text:span text:style-name="T34"> {</text:span></text:p>
      <text:p text:style-name="P5">            <text:span text:style-name="T9">clip-path</text:span><text:span text:style-name="T34">: </text:span><text:span text:style-name="T24">polygon</text:span><text:span text:style-name="T34">(</text:span><text:span text:style-name="T21">100%</text:span><text:span text:style-name="T34"> </text:span><text:span text:style-name="T21">0</text:span><text:span text:style-name="T34">, </text:span><text:span text:style-name="T21">100%</text:span><text:span text:style-name="T34"> </text:span><text:span text:style-name="T21">82%</text:span><text:span text:style-name="T34">, </text:span><text:span text:style-name="T21">45%</text:span><text:span text:style-name="T34"> </text:span><text:span text:style-name="T21">100%</text:span><text:span text:style-name="T34">, </text:span><text:span text:style-name="T21">0</text:span><text:span text:style-name="T34"> </text:span><text:span text:style-name="T21">100%</text:span><text:span text:style-name="T34">, </text:span><text:span text:style-name="T21">0</text:span><text:span text:style-name="T34"> </text:span><text:span text:style-name="T21">0</text:span><text:span text:style-name="T34">);</text:span></text:p>
      <text:p text:style-name="P5">            <text:span text:style-name="T9">background-color</text:span><text:span text:style-name="T34">: </text:span><text:span text:style-name="T24">color</text:span><text:span text:style-name="T34">(</text:span><text:span text:style-name="T9">primary</text:span><text:span text:style-name="T34">);</text:span></text:p>
      <text:p text:style-name="P5">            <text:span text:style-name="T9">width</text:span><text:span text:style-name="T34">: </text:span><text:span text:style-name="T21">100%</text:span><text:span text:style-name="T34">;</text:span></text:p>
      <text:p text:style-name="P5">            <text:span text:style-name="T9">height</text:span><text:span text:style-name="T34">: </text:span><text:span text:style-name="T21">100%</text:span><text:span text:style-name="T34">;</text:span></text:p>
      <text:p text:style-name="P5">            <text:span text:style-name="T9">position</text:span><text:span text:style-name="T34">: </text:span><text:span text:style-name="T12">absolute</text:span><text:span text:style-name="T34">;</text:span></text:p>
      <text:p text:style-name="P5">            <text:span text:style-name="T9">z-index</text:span><text:span text:style-name="T34">: </text:span><text:span text:style-name="T21">-1</text:span><text:span text:style-name="T34">;</text:span></text:p>
      <text:p text:style-name="P5">        <text:span text:style-name="T34">}</text:span></text:p>
      <text:p text:style-name="P10"/>
      <text:p text:style-name="P5">        <text:span text:style-name="T18">header</text:span><text:span text:style-name="T34"> </text:span><text:span text:style-name="T18">a</text:span><text:span text:style-name="T34"> {</text:span></text:p>
      <text:p text:style-name="P5">            <text:span text:style-name="T9">color</text:span><text:span text:style-name="T34">: </text:span><text:span text:style-name="T12">#fff</text:span><text:span text:style-name="T34">;</text:span></text:p>
      <text:p text:style-name="P5">            <text:span text:style-name="T9">text-decoration</text:span><text:span text:style-name="T34">: </text:span><text:span text:style-name="T12">none</text:span><text:span text:style-name="T34">;</text:span></text:p>
      <text:p text:style-name="P5">            <text:span text:style-name="T9">padding</text:span><text:span text:style-name="T34">: </text:span><text:span text:style-name="T9">$padding</text:span><text:span text:style-name="T34">;</text:span></text:p>
      <text:p text:style-name="P5">            <text:span text:style-name="T9">text-transform</text:span><text:span text:style-name="T34">: </text:span><text:span text:style-name="T12">uppercase</text:span><text:span text:style-name="T34">;</text:span></text:p>
      <text:p text:style-name="P5">        <text:span text:style-name="T34">}</text:span></text:p>
      <text:p text:style-name="P3">}</text:p>
      <text:p text:style-name="P10"/>
      <text:p text:style-name="P3"><text:span text:style-name="T16">main</text:span> {</text:p>
      <text:p text:style-name="P5">    <text:span text:style-name="T18">section#card</text:span><text:span text:style-name="T34"> {</text:span></text:p>
      <text:p text:style-name="P5">        <text:span text:style-name="T9">background</text:span><text:span text:style-name="T34">: </text:span><text:span text:style-name="T12">#fff</text:span><text:span text:style-name="T34">;</text:span></text:p>
      <text:p text:style-name="P5">        <text:span text:style-name="T9">padding</text:span><text:span text:style-name="T34">: </text:span><text:span text:style-name="T21">20px</text:span><text:span text:style-name="T34">;</text:span></text:p>
      <text:p text:style-name="P5">        <text:span text:style-name="T9">margin</text:span><text:span text:style-name="T34">: </text:span><text:span text:style-name="T21">1em</text:span><text:span text:style-name="T34"> </text:span><text:span text:style-name="T12">auto</text:span><text:span text:style-name="T34">;</text:span></text:p>
      <text:p text:style-name="P5">        <text:span text:style-name="T9">border-radius</text:span><text:span text:style-name="T34">: </text:span><text:span text:style-name="T9">$borders</text:span><text:span text:style-name="T34">;</text:span></text:p>
      <text:p text:style-name="P5">        <text:span text:style-name="T9">box-shadow</text:span><text:span text:style-name="T34">: </text:span><text:span text:style-name="T21">0</text:span><text:span text:style-name="T34"> </text:span><text:span text:style-name="T21">10px</text:span><text:span text:style-name="T34"> </text:span><text:span text:style-name="T21">30px</text:span><text:span text:style-name="T34"> </text:span><text:span text:style-name="T24">rgba</text:span><text:span text:style-name="T34">(</text:span><text:span text:style-name="T21">0</text:span><text:span text:style-name="T34">, </text:span><text:span text:style-name="T21">0</text:span><text:span text:style-name="T34">, </text:span><text:span text:style-name="T21">0</text:span><text:span text:style-name="T34"> , </text:span><text:span text:style-name="T21">.2</text:span><text:span text:style-name="T34">);</text:span></text:p>
      <text:p text:style-name="P5">        <text:span text:style-name="T9">width</text:span><text:span text:style-name="T34">: </text:span><text:span text:style-name="T21">80%</text:span><text:span text:style-name="T34">;</text:span></text:p>
      <text:p text:style-name="P10"/>
      <text:p text:style-name="P5">        <text:span text:style-name="T18">ul</text:span><text:span text:style-name="T34"> {</text:span></text:p>
      <text:p text:style-name="P5">            <text:span text:style-name="T9">list-style-type</text:span><text:span text:style-name="T34">: </text:span><text:span text:style-name="T12">none</text:span><text:span text:style-name="T34">;</text:span></text:p>
      <text:p text:style-name="P5">            <text:span text:style-name="T9">margin</text:span><text:span text:style-name="T34">:</text:span><text:span text:style-name="T21">0</text:span><text:span text:style-name="T34">; </text:span><text:span text:style-name="T9">padding</text:span><text:span text:style-name="T34">: </text:span><text:span text:style-name="T21">0</text:span><text:span text:style-name="T34">;</text:span></text:p>
      <text:p text:style-name="P10"/>
      <text:p text:style-name="P5">            <text:span text:style-name="T18">li</text:span><text:span text:style-name="T34"> {</text:span></text:p>
      <text:p text:style-name="P5">                <text:span text:style-name="T9">margin-bottom</text:span><text:span text:style-name="T34">: </text:span><text:span text:style-name="T21">10px</text:span><text:span text:style-name="T34">;</text:span></text:p>
      <text:p text:style-name="P10"/>
      <text:p text:style-name="P5">                <text:span text:style-name="T18">span</text:span><text:span text:style-name="T34"> {</text:span></text:p>
      <text:p text:style-name="P5">                    <text:span text:style-name="T9">position</text:span><text:span text:style-name="T34">: </text:span><text:span text:style-name="T12">absolute</text:span><text:span text:style-name="T34">;</text:span></text:p>
      <text:p text:style-name="P5">                    <text:span text:style-name="T9">width</text:span><text:span text:style-name="T34">: </text:span><text:span text:style-name="T21">30px</text:span><text:span text:style-name="T34">;</text:span></text:p>
      <text:p text:style-name="P5">                    <text:span text:style-name="T9">height</text:span><text:span text:style-name="T34">: </text:span><text:span text:style-name="T21">30px</text:span><text:span text:style-name="T34">;</text:span></text:p>
      <text:p text:style-name="P5">                    <text:span text:style-name="T9">background-color</text:span><text:span text:style-name="T34">: </text:span><text:span text:style-name="T24">color</text:span><text:span text:style-name="T34">(</text:span><text:span text:style-name="T9">primary-light</text:span><text:span text:style-name="T34">);</text:span></text:p>
      <text:p text:style-name="P5">                    <text:span text:style-name="T9">border-radius</text:span><text:span text:style-name="T34">: </text:span><text:span text:style-name="T21">50%</text:span><text:span text:style-name="T34">;</text:span></text:p>
      <text:p text:style-name="P5">                    <text:span text:style-name="T9">margin-right</text:span><text:span text:style-name="T34">: </text:span><text:span text:style-name="T21">10px</text:span><text:span text:style-name="T34">;</text:span></text:p>
      <text:p text:style-name="P10"/>
      <text:p text:style-name="P5">                <text:span text:style-name="T34">}</text:span></text:p>
      <text:p text:style-name="P10"/>
      <text:p text:style-name="P5"><text:soft-page-break/>                <text:span text:style-name="T18">strong</text:span><text:span text:style-name="T34"> {</text:span></text:p>
      <text:p text:style-name="P5">                    <text:span text:style-name="T9">display</text:span><text:span text:style-name="T34">: </text:span><text:span text:style-name="T12">inline-block</text:span><text:span text:style-name="T34">;</text:span></text:p>
      <text:p text:style-name="P5">                    <text:span text:style-name="T9">margin-left</text:span><text:span text:style-name="T34">: </text:span><text:span text:style-name="T24">max</text:span><text:span text:style-name="T34">(</text:span><text:span text:style-name="T21">40px</text:span><text:span text:style-name="T34">);</text:span></text:p>
      <text:p text:style-name="P5">                    <text:span text:style-name="T9">margin-top</text:span><text:span text:style-name="T34">: </text:span><text:span text:style-name="T21">10px</text:span><text:span text:style-name="T34">;</text:span></text:p>
      <text:p text:style-name="P5">                <text:span text:style-name="T34">}</text:span></text:p>
      <text:p text:style-name="P10"/>
      <text:p text:style-name="P5">            <text:span text:style-name="T34">}</text:span></text:p>
      <text:p text:style-name="P5">        <text:span text:style-name="T34">}</text:span></text:p>
      <text:p text:style-name="P5">        </text:p>
      <text:p text:style-name="P5">    <text:span text:style-name="T34">}</text:span></text:p>
      <text:p text:style-name="P5">    <text:span text:style-name="T18">section#primary</text:span><text:span text:style-name="T34"> {</text:span></text:p>
      <text:p text:style-name="P5">        <text:span text:style-name="T9">color</text:span><text:span text:style-name="T34">: </text:span><text:span text:style-name="T12">#fff</text:span><text:span text:style-name="T34">;</text:span></text:p>
      <text:p text:style-name="P5">        <text:span text:style-name="T9">padding</text:span><text:span text:style-name="T34">: </text:span><text:span text:style-name="T9">$padding</text:span><text:span text:style-name="T34">;</text:span></text:p>
      <text:p text:style-name="P5">        <text:span text:style-name="T9">text-align</text:span><text:span text:style-name="T34">: </text:span><text:span text:style-name="T12">center</text:span><text:span text:style-name="T34">;</text:span></text:p>
      <text:p text:style-name="P10"/>
      <text:p text:style-name="P5">        <text:span text:style-name="T18">h1</text:span><text:span text:style-name="T34"> {</text:span></text:p>
      <text:p text:style-name="P5">            <text:span text:style-name="T9">font-size</text:span><text:span text:style-name="T34">: </text:span><text:span text:style-name="T21">3em</text:span><text:span text:style-name="T34">;</text:span></text:p>
      <text:p text:style-name="P5">            <text:span text:style-name="T9">margin-top</text:span><text:span text:style-name="T34">: </text:span><text:span text:style-name="T21">10px</text:span><text:span text:style-name="T34">;</text:span></text:p>
      <text:p text:style-name="P5">            <text:span text:style-name="T9">text-transform</text:span><text:span text:style-name="T34">: </text:span><text:span text:style-name="T12">uppercase</text:span><text:span text:style-name="T34">;</text:span></text:p>
      <text:p text:style-name="P5">        <text:span text:style-name="T34">}</text:span></text:p>
      <text:p text:style-name="P10"/>
      <text:p text:style-name="P5">        <text:span text:style-name="T18">p</text:span><text:span text:style-name="T34"> {</text:span></text:p>
      <text:p text:style-name="P5">            <text:span text:style-name="T9">font-size</text:span><text:span text:style-name="T34">: </text:span><text:span text:style-name="T21">1.4em</text:span><text:span text:style-name="T34">;</text:span></text:p>
      <text:p text:style-name="P5">        <text:span text:style-name="T34">}</text:span></text:p>
      <text:p text:style-name="P10"/>
      <text:p text:style-name="P5">        <text:span text:style-name="T18">a</text:span><text:span text:style-name="T34"> {</text:span></text:p>
      <text:p text:style-name="P5">            <text:span text:style-name="T9">color</text:span><text:span text:style-name="T34">: </text:span><text:span text:style-name="T24">color</text:span><text:span text:style-name="T34">(</text:span><text:span text:style-name="T9">primary-dark</text:span><text:span text:style-name="T34">);</text:span></text:p>
      <text:p text:style-name="P5">            <text:span text:style-name="T9">border-radius</text:span><text:span text:style-name="T34">: </text:span><text:span text:style-name="T9">$borders</text:span><text:span text:style-name="T34">;</text:span></text:p>
      <text:p text:style-name="P5">            <text:span text:style-name="T9">text-decoration</text:span><text:span text:style-name="T34">: </text:span><text:span text:style-name="T12">none</text:span><text:span text:style-name="T34">;</text:span></text:p>
      <text:p text:style-name="P5">            <text:span text:style-name="T9">text-transform</text:span><text:span text:style-name="T34">: </text:span><text:span text:style-name="T12">uppercase</text:span><text:span text:style-name="T34">;</text:span></text:p>
      <text:p text:style-name="P5">            <text:span text:style-name="T9">font-weight</text:span><text:span text:style-name="T34">: </text:span><text:span text:style-name="T12">bold</text:span><text:span text:style-name="T34">;</text:span></text:p>
      <text:p text:style-name="P5">            <text:span text:style-name="T9">background-color</text:span><text:span text:style-name="T34">: </text:span><text:span text:style-name="T24">color</text:span><text:span text:style-name="T34">(</text:span><text:span text:style-name="T9">accent</text:span><text:span text:style-name="T34">);</text:span></text:p>
      <text:p text:style-name="P5">            <text:span text:style-name="T9">display</text:span><text:span text:style-name="T34">: </text:span><text:span text:style-name="T12">block</text:span><text:span text:style-name="T34">;</text:span></text:p>
      <text:p text:style-name="P5">            <text:span text:style-name="T9">text-align</text:span><text:span text:style-name="T34">: </text:span><text:span text:style-name="T12">center</text:span><text:span text:style-name="T34">;</text:span></text:p>
      <text:p text:style-name="P5">            <text:span text:style-name="T9">margin</text:span><text:span text:style-name="T34">: </text:span><text:span text:style-name="T21">50px</text:span><text:span text:style-name="T34"> </text:span><text:span text:style-name="T21">0</text:span><text:span text:style-name="T34"> </text:span><text:span text:style-name="T12">auto</text:span><text:span text:style-name="T34">;</text:span></text:p>
      <text:p text:style-name="P5">            <text:span text:style-name="T9">padding</text:span><text:span text:style-name="T34">: </text:span><text:span text:style-name="T9">$padding</text:span><text:span text:style-name="T34">;</text:span></text:p>
      <text:p text:style-name="P10"/>
      <text:p text:style-name="P5">        <text:span text:style-name="T34">}</text:span></text:p>
      <text:p text:style-name="P5">    <text:span text:style-name="T34">}</text:span></text:p>
      <text:p text:style-name="P3">}</text:p>
      <text:p text:style-name="P9"/>
      <text:p text:style-name="P9"/>
      <text:h text:style-name="P19" text:outline-level="1">9. Make the page <text:span text:style-name="T32">responsive:</text:span></text:h>
      <text:list xml:id="list8893224720978276814" text:style-name="L6">
        <text:list-header>
          <text:p text:style-name="P14">CRTL + SHIFT + I: Open inspector</text:p>
          <text:list>
            <text:list-item>
              <text:p text:style-name="P14">determine at which point it starts looking trange: at 840px maybe?</text:p>
            </text:list-item>
          </text:list>
        </text:list-header>
      </text:list>
      <text:p text:style-name="P9"/>
      <text:h text:style-name="P20" text:outline-level="2"><text:span text:style-name="T33">Add </text:span>mixins <text:span text:style-name="T33">to make </text:span><text:span text:style-name="T32">page responive:</text:span></text:h>
      <text:p text:style-name="P9"/>
      <text:p text:style-name="P2"><text:soft-page-break/><text:span text:style-name="T7">$desktop</text:span>: <text:span text:style-name="T19">840px</text:span>;</text:p>
      <text:p text:style-name="P10"/>
      <text:p text:style-name="P3"><text:span text:style-name="T25">@mixin</text:span> <text:span text:style-name="T22">desktop</text:span> {</text:p>
      <text:p text:style-name="P5">    <text:span text:style-name="T27">@media</text:span><text:span text:style-name="T34"> (</text:span><text:span text:style-name="T9">min-width</text:span><text:span text:style-name="T34">: </text:span><text:span text:style-name="T9">#{$desktop}</text:span><text:span text:style-name="T34">) {</text:span></text:p>
      <text:p text:style-name="P5">        <text:span text:style-name="T27">@content</text:span><text:span text:style-name="T34">;</text:span></text:p>
      <text:p text:style-name="P5">    <text:span text:style-name="T34">}</text:span></text:p>
      <text:p text:style-name="P3">}</text:p>
      <text:p text:style-name="P9"/>
      <text:p text:style-name="P9"/>
      <text:p text:style-name="P9">and inside #bg (right after z-index) paste:</text:p>
      <text:p text:style-name="P7">//changes the shape of the polygon</text:p>
      <text:p text:style-name="P9"/>
      <text:p text:style-name="P9"/>
      <text:p text:style-name="P4">            <text:span text:style-name="T27">@include</text:span><text:span text:style-name="T34"> </text:span><text:span text:style-name="T24">desktop</text:span><text:span text:style-name="T34"> {</text:span></text:p>
      <text:p text:style-name="P5">                <text:span text:style-name="T9">clip-path</text:span><text:span text:style-name="T34">: </text:span><text:span text:style-name="T24">polygon</text:span><text:span text:style-name="T34">(</text:span><text:span text:style-name="T21">0</text:span><text:span text:style-name="T34"> </text:span><text:span text:style-name="T21">0</text:span><text:span text:style-name="T34">, </text:span><text:span text:style-name="T21">75%</text:span><text:span text:style-name="T34"> </text:span><text:span text:style-name="T21">0%</text:span><text:span text:style-name="T34">, </text:span><text:span text:style-name="T21">55%</text:span><text:span text:style-name="T34"> </text:span><text:span text:style-name="T21">100%</text:span><text:span text:style-name="T34">, </text:span><text:span text:style-name="T21">0%</text:span><text:span text:style-name="T34"> </text:span><text:span text:style-name="T21">100%</text:span><text:span text:style-name="T34">);</text:span></text:p>
      <text:p text:style-name="P5">            <text:span text:style-name="T34">}</text:span></text:p>
      <text:p text:style-name="P9"/>
      <text:p text:style-name="P9"/>
      <text:p text:style-name="P9">AND</text:p>
      <text:p text:style-name="P9">right after #main</text:p>
      <text:p text:style-name="P7">//moves the card to the right</text:p>
      <text:p text:style-name="P9"/>
      <text:p text:style-name="P9"/>
      <text:p text:style-name="P4">    <text:span text:style-name="T27">@include</text:span><text:span text:style-name="T34"> </text:span><text:span text:style-name="T24">desktop</text:span><text:span text:style-name="T34"> {</text:span></text:p>
      <text:p text:style-name="P5">        <text:span text:style-name="T9">display</text:span><text:span text:style-name="T34">: </text:span><text:span text:style-name="T12">grid</text:span><text:span text:style-name="T34">;</text:span></text:p>
      <text:p text:style-name="P5">        <text:span text:style-name="T9">grid-template-columns</text:span><text:span text:style-name="T34">: </text:span><text:span text:style-name="T21">50%</text:span><text:span text:style-name="T34"> </text:span><text:span text:style-name="T12">auto</text:span><text:span text:style-name="T34">;</text:span></text:p>
      <text:p text:style-name="P5">        <text:span text:style-name="T9">grid-template-areas</text:span><text:span text:style-name="T34">: </text:span></text:p>
      <text:p text:style-name="P5">            <text:span text:style-name="T12">"primary card"</text:span><text:span text:style-name="T34">;</text:span></text:p>
      <text:p text:style-name="P5">    <text:span text:style-name="T34">}</text:span></text:p>
      <text:p text:style-name="P9"/>
      <text:p text:style-name="P9">AND </text:p>
      <text:p text:style-name="P9">right after section#card (right after width: 80%) <text:span text:style-name="T31">//fitting the content of the card</text:span></text:p>
      <text:p text:style-name="P7"/>
      <text:p text:style-name="P9"/>
      <text:p text:style-name="P9"/>
      <text:p text:style-name="P4">        <text:span text:style-name="T27">@include</text:span><text:span text:style-name="T34"> </text:span><text:span text:style-name="T24">desktop</text:span><text:span text:style-name="T34"> {</text:span></text:p>
      <text:p text:style-name="P5">            <text:span text:style-name="T9">grid-area</text:span><text:span text:style-name="T34">: card;</text:span></text:p>
      <text:p text:style-name="P5">            <text:span text:style-name="T9">height</text:span><text:span text:style-name="T34">: </text:span><text:span text:style-name="T12">fit-content</text:span><text:span text:style-name="T34">;</text:span></text:p>
      <text:p text:style-name="P5">            <text:span text:style-name="T9">align-self</text:span><text:span text:style-name="T34">: </text:span><text:span text:style-name="T12">center</text:span><text:span text:style-name="T34">;</text:span></text:p>
      <text:p text:style-name="P5">            <text:span text:style-name="T9">margin</text:span><text:span text:style-name="T34">: </text:span><text:span text:style-name="T21">1em</text:span><text:span text:style-name="T34">;</text:span></text:p>
      <text:p text:style-name="P5">        <text:span text:style-name="T34">}</text:span></text:p>
      <text:p text:style-name="P9"/>
      <text:p text:style-name="P9"/>
      <text:p text:style-name="P9">AND in section#primary (right after text-align: center): <text:span text:style-name="T31">//fitting the content of the card</text:span></text:p>
      <text:p text:style-name="P9"/>
      <text:p text:style-name="P4">        <text:span text:style-name="T27">@include</text:span><text:span text:style-name="T34"> </text:span><text:span text:style-name="T24">desktop</text:span><text:span text:style-name="T34"> {</text:span></text:p>
      <text:p text:style-name="P5">            <text:span text:style-name="T9">grid-area</text:span><text:span text:style-name="T34">: primary;</text:span></text:p>
      <text:p text:style-name="P5">            <text:span text:style-name="T9">text-align</text:span><text:span text:style-name="T34">: </text:span><text:span text:style-name="T12">left</text:span><text:span text:style-name="T34">;</text:span></text:p>
      <text:p text:style-name="P5">            <text:span text:style-name="T9">margin</text:span><text:span text:style-name="T34">: </text:span><text:span text:style-name="T21">4em</text:span><text:span text:style-name="T34"> </text:span><text:span text:style-name="T21">0</text:span><text:span text:style-name="T34"> </text:span><text:span text:style-name="T21">0</text:span><text:span text:style-name="T34"> </text:span><text:span text:style-name="T21">4em</text:span><text:span text:style-name="T34">;</text:span></text:p>
      <text:p text:style-name="P5">        <text:span text:style-name="T34">}</text:span></text:p>
      <text:p text:style-name="P9"/>
      <text:p text:style-name="P9"/>
      <text:p text:style-name="P9"><text:soft-page-break/>OPTIONAL:</text:p>
      <text:p text:style-name="P9">AND in h1 (to bring the letters closer together)</text:p>
      <text:p text:style-name="P4">            <text:span text:style-name="T27">@include</text:span><text:span text:style-name="T34"> </text:span><text:span text:style-name="T24">desktop</text:span><text:span text:style-name="T34"> {</text:span></text:p>
      <text:p text:style-name="P5">                <text:span text:style-name="T9">width</text:span><text:span text:style-name="T34">: </text:span><text:span text:style-name="T21">30%</text:span><text:span text:style-name="T34">;</text:span></text:p>
      <text:p text:style-name="P5">                <text:span text:style-name="T9">font-size</text:span><text:span text:style-name="T34">: </text:span><text:span text:style-name="T21">4em</text:span><text:span text:style-name="T34">;</text:span></text:p>
      <text:p text:style-name="P5">                <text:span text:style-name="T9">line-height</text:span><text:span text:style-name="T34">: </text:span><text:span text:style-name="T21">.9em</text:span><text:span text:style-name="T34">;</text:span></text:p>
      <text:p text:style-name="P5">            <text:span text:style-name="T34">}</text:span></text:p>
      <text:p text:style-name="P9"/>
      <text:p text:style-name="P9"/>
      <text:p text:style-name="P9">AND in a (right after padding: $padding) – CHANGE THE SIZE OF THE BUTTON</text:p>
      <text:p text:style-name="P4">            <text:span text:style-name="T27">@include</text:span><text:span text:style-name="T34"> </text:span><text:span text:style-name="T24">desktop</text:span><text:span text:style-name="T34"> {</text:span></text:p>
      <text:p text:style-name="P5">                <text:span text:style-name="T9">display</text:span><text:span text:style-name="T34">: </text:span><text:span text:style-name="T12">inline-block</text:span><text:span text:style-name="T34">;</text:span></text:p>
      <text:p text:style-name="P5">                <text:span text:style-name="T9">padding</text:span><text:span text:style-name="T34">: </text:span><text:span text:style-name="T9">$padding</text:span><text:span text:style-name="T34"> </text:span><text:span text:style-name="T9">$padding</text:span><text:span text:style-name="T34"> *</text:span><text:span text:style-name="T21">4</text:span><text:span text:style-name="T34">;</text:span></text:p>
      <text:p text:style-name="P5">            <text:span text:style-name="T34">}</text:span></text:p>
      <text:p text:style-name="P9"/>
      <text:p text:style-name="P9"/>
      <text:p text:style-name="P9"/>
      <text:h text:style-name="P18" text:outline-level="1">10. Fianlly, the code <text:s/>of main.scss should look like this: </text:h>
      <text:p text:style-name="P2"><text:span text:style-name="T7">$colors</text:span>: (</text:p>
      <text:p text:style-name="P5">    <text:span text:style-name="T15">primary</text:span><text:span text:style-name="T34">: </text:span><text:span text:style-name="T12">#005DFF</text:span><text:span text:style-name="T34">,</text:span></text:p>
      <text:p text:style-name="P5">    <text:span text:style-name="T15">primary-light</text:span><text:span text:style-name="T34">: </text:span><text:span text:style-name="T24">lighten</text:span><text:span text:style-name="T34">(</text:span><text:span text:style-name="T12">#005DFF</text:span><text:span text:style-name="T34">, </text:span><text:span text:style-name="T21">40%</text:span><text:span text:style-name="T34">),</text:span></text:p>
      <text:p text:style-name="P5">    <text:span text:style-name="T15">primary-dark</text:span><text:span text:style-name="T34">: </text:span><text:span text:style-name="T24">darken</text:span><text:span text:style-name="T34">(</text:span><text:span text:style-name="T12">#005DFF</text:span><text:span text:style-name="T34">, </text:span><text:span text:style-name="T21">40%</text:span><text:span text:style-name="T34">),</text:span></text:p>
      <text:p text:style-name="P5">    <text:span text:style-name="T15">accent</text:span><text:span text:style-name="T34">: </text:span><text:span text:style-name="T12">#FFF6BB</text:span></text:p>
      <text:p text:style-name="P3">);</text:p>
      <text:p text:style-name="P10"/>
      <text:p text:style-name="P3"><text:span text:style-name="T7">$padding</text:span>: <text:span text:style-name="T19">15px</text:span>;</text:p>
      <text:p text:style-name="P3"><text:span text:style-name="T7">$borders</text:span>: <text:span text:style-name="T19">15px</text:span>;</text:p>
      <text:p text:style-name="P10"/>
      <text:p text:style-name="P8">//Functions, but not mandatory</text:p>
      <text:p text:style-name="P3"><text:span text:style-name="T25">@function</text:span> <text:span text:style-name="T22">color</text:span>(<text:span text:style-name="T7">$color-name</text:span>) {</text:p>
      <text:p text:style-name="P5">    <text:span text:style-name="T27">@return</text:span><text:span text:style-name="T34"> </text:span><text:span text:style-name="T24">map-get</text:span><text:span text:style-name="T34">(</text:span><text:span text:style-name="T9">$colors</text:span><text:span text:style-name="T34">, </text:span><text:span text:style-name="T9">$color-name</text:span><text:span text:style-name="T34">);</text:span></text:p>
      <text:p text:style-name="P3">}</text:p>
      <text:p text:style-name="P10"/>
      <text:p text:style-name="P3"><text:span text:style-name="T7">$desktop</text:span>: <text:span text:style-name="T19">840px</text:span>;</text:p>
      <text:p text:style-name="P10"/>
      <text:p text:style-name="P3"><text:span text:style-name="T25">@mixin</text:span> <text:span text:style-name="T22">desktop</text:span> {</text:p>
      <text:p text:style-name="P5">    <text:span text:style-name="T27">@media</text:span><text:span text:style-name="T34"> (</text:span><text:span text:style-name="T9">min-width</text:span><text:span text:style-name="T34">: </text:span><text:span text:style-name="T9">#{$desktop}</text:span><text:span text:style-name="T34">) {</text:span></text:p>
      <text:p text:style-name="P5">        <text:span text:style-name="T27">@content</text:span><text:span text:style-name="T34">;</text:span></text:p>
      <text:p text:style-name="P5">    <text:span text:style-name="T34">}</text:span></text:p>
      <text:p text:style-name="P3">}</text:p>
      <text:p text:style-name="P15"/>
      <text:p text:style-name="P3"><text:span text:style-name="T16">body</text:span>, <text:span text:style-name="T16">html</text:span> {</text:p>
      <text:p text:style-name="P5">    <text:span text:style-name="T9">height</text:span><text:span text:style-name="T34">: </text:span><text:span text:style-name="T21">100%</text:span><text:span text:style-name="T34">;</text:span></text:p>
      <text:p text:style-name="P3">}</text:p>
      <text:p text:style-name="P10"/>
      <text:p text:style-name="P3"><text:span text:style-name="T16">body</text:span> {</text:p>
      <text:p text:style-name="P5">    <text:span text:style-name="T9">font-family</text:span><text:span text:style-name="T34">: </text:span><text:span text:style-name="T12">'Montserrat'</text:span><text:span text:style-name="T34">;</text:span></text:p>
      <text:p text:style-name="P5">    <text:span text:style-name="T9">margin</text:span><text:span text:style-name="T34">: </text:span><text:span text:style-name="T21">0</text:span><text:span text:style-name="T34">;</text:span></text:p>
      <text:p text:style-name="P10"/>
      <text:p text:style-name="P5"><text:soft-page-break/>        <text:span text:style-name="T18">#bg</text:span><text:span text:style-name="T34"> {</text:span></text:p>
      <text:p text:style-name="P5">            <text:span text:style-name="T9">clip-path</text:span><text:span text:style-name="T34">: </text:span><text:span text:style-name="T24">polygon</text:span><text:span text:style-name="T34">(</text:span><text:span text:style-name="T21">100%</text:span><text:span text:style-name="T34"> </text:span><text:span text:style-name="T21">0</text:span><text:span text:style-name="T34">, </text:span><text:span text:style-name="T21">100%</text:span><text:span text:style-name="T34"> </text:span><text:span text:style-name="T21">82%</text:span><text:span text:style-name="T34">, </text:span><text:span text:style-name="T21">45%</text:span><text:span text:style-name="T34"> </text:span><text:span text:style-name="T21">100%</text:span><text:span text:style-name="T34">, </text:span><text:span text:style-name="T21">0</text:span><text:span text:style-name="T34"> </text:span><text:span text:style-name="T21">100%</text:span><text:span text:style-name="T34">, </text:span><text:span text:style-name="T21">0</text:span><text:span text:style-name="T34"> </text:span><text:span text:style-name="T21">0</text:span><text:span text:style-name="T34">);</text:span></text:p>
      <text:p text:style-name="P5">            <text:span text:style-name="T9">background-color</text:span><text:span text:style-name="T34">: </text:span><text:span text:style-name="T24">color</text:span><text:span text:style-name="T34">(</text:span><text:span text:style-name="T9">primary</text:span><text:span text:style-name="T34">);</text:span></text:p>
      <text:p text:style-name="P5">            <text:span text:style-name="T9">width</text:span><text:span text:style-name="T34">: </text:span><text:span text:style-name="T21">100%</text:span><text:span text:style-name="T34">;</text:span></text:p>
      <text:p text:style-name="P5">            <text:span text:style-name="T9">height</text:span><text:span text:style-name="T34">: </text:span><text:span text:style-name="T21">100%</text:span><text:span text:style-name="T34">;</text:span></text:p>
      <text:p text:style-name="P5">            <text:span text:style-name="T9">position</text:span><text:span text:style-name="T34">: </text:span><text:span text:style-name="T12">absolute</text:span><text:span text:style-name="T34">;</text:span></text:p>
      <text:p text:style-name="P5">            <text:span text:style-name="T9">z-index</text:span><text:span text:style-name="T34">: </text:span><text:span text:style-name="T21">-1</text:span><text:span text:style-name="T34">;</text:span></text:p>
      <text:p text:style-name="P10"/>
      <text:p text:style-name="P5">            <text:span text:style-name="T30">//changes the shape of the polygon</text:span></text:p>
      <text:p text:style-name="P5">            <text:span text:style-name="T27">@include</text:span><text:span text:style-name="T34"> </text:span><text:span text:style-name="T24">desktop</text:span><text:span text:style-name="T34"> {</text:span></text:p>
      <text:p text:style-name="P5">                <text:span text:style-name="T9">clip-path</text:span><text:span text:style-name="T34">: </text:span><text:span text:style-name="T24">polygon</text:span><text:span text:style-name="T34">(</text:span><text:span text:style-name="T21">0</text:span><text:span text:style-name="T34"> </text:span><text:span text:style-name="T21">0</text:span><text:span text:style-name="T34">, </text:span><text:span text:style-name="T21">75%</text:span><text:span text:style-name="T34"> </text:span><text:span text:style-name="T21">0%</text:span><text:span text:style-name="T34">, </text:span><text:span text:style-name="T21">55%</text:span><text:span text:style-name="T34"> </text:span><text:span text:style-name="T21">100%</text:span><text:span text:style-name="T34">, </text:span><text:span text:style-name="T21">0%</text:span><text:span text:style-name="T34"> </text:span><text:span text:style-name="T21">100%</text:span><text:span text:style-name="T34">);</text:span></text:p>
      <text:p text:style-name="P5">            <text:span text:style-name="T34">}</text:span></text:p>
      <text:p text:style-name="P5">        <text:span text:style-name="T34">}</text:span></text:p>
      <text:p text:style-name="P10"/>
      <text:p text:style-name="P5">        <text:span text:style-name="T18">header</text:span><text:span text:style-name="T34"> </text:span><text:span text:style-name="T18">a</text:span><text:span text:style-name="T34"> {</text:span></text:p>
      <text:p text:style-name="P5">            <text:span text:style-name="T9">color</text:span><text:span text:style-name="T34">: </text:span><text:span text:style-name="T12">#fff</text:span><text:span text:style-name="T34">;</text:span></text:p>
      <text:p text:style-name="P5">            <text:span text:style-name="T9">text-decoration</text:span><text:span text:style-name="T34">: </text:span><text:span text:style-name="T12">none</text:span><text:span text:style-name="T34">;</text:span></text:p>
      <text:p text:style-name="P5">            <text:span text:style-name="T9">padding</text:span><text:span text:style-name="T34">: </text:span><text:span text:style-name="T9">$padding</text:span><text:span text:style-name="T34">;</text:span></text:p>
      <text:p text:style-name="P5">            <text:span text:style-name="T9">text-transform</text:span><text:span text:style-name="T34">: </text:span><text:span text:style-name="T12">uppercase</text:span><text:span text:style-name="T34">;</text:span></text:p>
      <text:p text:style-name="P5">        <text:span text:style-name="T34">}</text:span></text:p>
      <text:p text:style-name="P3">}</text:p>
      <text:p text:style-name="P10"/>
      <text:p text:style-name="P3"><text:span text:style-name="T16">main</text:span> {</text:p>
      <text:p text:style-name="P8">//moves the card to the right</text:p>
      <text:p text:style-name="P5">    <text:span text:style-name="T27">@include</text:span><text:span text:style-name="T34"> </text:span><text:span text:style-name="T24">desktop</text:span><text:span text:style-name="T34"> {</text:span></text:p>
      <text:p text:style-name="P5">        <text:span text:style-name="T9">display</text:span><text:span text:style-name="T34">: </text:span><text:span text:style-name="T12">grid</text:span><text:span text:style-name="T34">;</text:span></text:p>
      <text:p text:style-name="P5">        <text:span text:style-name="T9">grid-template-columns</text:span><text:span text:style-name="T34">: </text:span><text:span text:style-name="T21">50%</text:span><text:span text:style-name="T34"> </text:span><text:span text:style-name="T12">auto</text:span><text:span text:style-name="T34">;</text:span></text:p>
      <text:p text:style-name="P5">        <text:span text:style-name="T9">grid-template-areas</text:span><text:span text:style-name="T34">: </text:span></text:p>
      <text:p text:style-name="P5">            <text:span text:style-name="T12">"primary card"</text:span><text:span text:style-name="T34">;</text:span></text:p>
      <text:p text:style-name="P5">    <text:span text:style-name="T34">}</text:span></text:p>
      <text:p text:style-name="P10"/>
      <text:p text:style-name="P5">    <text:span text:style-name="T18">section#card</text:span><text:span text:style-name="T34"> {</text:span></text:p>
      <text:p text:style-name="P5">        <text:span text:style-name="T9">background</text:span><text:span text:style-name="T34">: </text:span><text:span text:style-name="T12">#fff</text:span><text:span text:style-name="T34">;</text:span></text:p>
      <text:p text:style-name="P5">        <text:span text:style-name="T9">padding</text:span><text:span text:style-name="T34">: </text:span><text:span text:style-name="T21">20px</text:span><text:span text:style-name="T34">;</text:span></text:p>
      <text:p text:style-name="P5">        <text:span text:style-name="T9">margin</text:span><text:span text:style-name="T34">: </text:span><text:span text:style-name="T21">1em</text:span><text:span text:style-name="T34"> </text:span><text:span text:style-name="T12">auto</text:span><text:span text:style-name="T34">;</text:span></text:p>
      <text:p text:style-name="P5">        <text:span text:style-name="T9">border-radius</text:span><text:span text:style-name="T34">: </text:span><text:span text:style-name="T9">$borders</text:span><text:span text:style-name="T34">;</text:span></text:p>
      <text:p text:style-name="P5">        <text:span text:style-name="T9">box-shadow</text:span><text:span text:style-name="T34">: </text:span><text:span text:style-name="T21">0</text:span><text:span text:style-name="T34"> </text:span><text:span text:style-name="T21">10px</text:span><text:span text:style-name="T34"> </text:span><text:span text:style-name="T21">30px</text:span><text:span text:style-name="T34"> </text:span><text:span text:style-name="T24">rgba</text:span><text:span text:style-name="T34">(</text:span><text:span text:style-name="T21">0</text:span><text:span text:style-name="T34">, </text:span><text:span text:style-name="T21">0</text:span><text:span text:style-name="T34">, </text:span><text:span text:style-name="T21">0</text:span><text:span text:style-name="T34"> , </text:span><text:span text:style-name="T21">.2</text:span><text:span text:style-name="T34">);</text:span></text:p>
      <text:p text:style-name="P5">        <text:span text:style-name="T9">width</text:span><text:span text:style-name="T34">: </text:span><text:span text:style-name="T21">80%</text:span><text:span text:style-name="T34">;</text:span></text:p>
      <text:p text:style-name="P10"/>
      <text:p text:style-name="P5">        <text:span text:style-name="T30">//fitting the content of the card</text:span></text:p>
      <text:p text:style-name="P5">        <text:span text:style-name="T27">@include</text:span><text:span text:style-name="T34"> </text:span><text:span text:style-name="T24">desktop</text:span><text:span text:style-name="T34"> {</text:span></text:p>
      <text:p text:style-name="P5">            <text:span text:style-name="T9">grid-area</text:span><text:span text:style-name="T34">: card;</text:span></text:p>
      <text:p text:style-name="P5">            <text:span text:style-name="T9">height</text:span><text:span text:style-name="T34">: </text:span><text:span text:style-name="T12">fit-content</text:span><text:span text:style-name="T34">;</text:span></text:p>
      <text:p text:style-name="P5">            <text:span text:style-name="T9">align-self</text:span><text:span text:style-name="T34">: </text:span><text:span text:style-name="T12">center</text:span><text:span text:style-name="T34">;</text:span></text:p>
      <text:p text:style-name="P5">            <text:span text:style-name="T9">margin</text:span><text:span text:style-name="T34">: </text:span><text:span text:style-name="T21">1em</text:span><text:span text:style-name="T34">;</text:span></text:p>
      <text:p text:style-name="P5">        <text:span text:style-name="T34">}</text:span></text:p>
      <text:p text:style-name="P10"/>
      <text:p text:style-name="P5">        <text:span text:style-name="T18">ul</text:span><text:span text:style-name="T34"> {</text:span></text:p>
      <text:p text:style-name="P5">            <text:span text:style-name="T9">list-style-type</text:span><text:span text:style-name="T34">: </text:span><text:span text:style-name="T12">none</text:span><text:span text:style-name="T34">;</text:span></text:p>
      <text:p text:style-name="P5">            <text:span text:style-name="T9">margin</text:span><text:span text:style-name="T34">:</text:span><text:span text:style-name="T21">0</text:span><text:span text:style-name="T34">; </text:span><text:span text:style-name="T9">padding</text:span><text:span text:style-name="T34">: </text:span><text:span text:style-name="T21">0</text:span><text:span text:style-name="T34">;</text:span></text:p>
      <text:p text:style-name="P10"/>
      <text:p text:style-name="P5"><text:soft-page-break/>            <text:span text:style-name="T18">li</text:span><text:span text:style-name="T34"> {</text:span></text:p>
      <text:p text:style-name="P5">                <text:span text:style-name="T9">margin-bottom</text:span><text:span text:style-name="T34">: </text:span><text:span text:style-name="T21">10px</text:span><text:span text:style-name="T34">;</text:span></text:p>
      <text:p text:style-name="P10"/>
      <text:p text:style-name="P5">                <text:span text:style-name="T18">span</text:span><text:span text:style-name="T34"> {</text:span></text:p>
      <text:p text:style-name="P5">                    <text:span text:style-name="T9">position</text:span><text:span text:style-name="T34">: </text:span><text:span text:style-name="T12">absolute</text:span><text:span text:style-name="T34">;</text:span></text:p>
      <text:p text:style-name="P5">                    <text:span text:style-name="T9">width</text:span><text:span text:style-name="T34">: </text:span><text:span text:style-name="T21">30px</text:span><text:span text:style-name="T34">;</text:span></text:p>
      <text:p text:style-name="P5">                    <text:span text:style-name="T9">height</text:span><text:span text:style-name="T34">: </text:span><text:span text:style-name="T21">30px</text:span><text:span text:style-name="T34">;</text:span></text:p>
      <text:p text:style-name="P5">                    <text:span text:style-name="T9">background-color</text:span><text:span text:style-name="T34">: </text:span><text:span text:style-name="T24">color</text:span><text:span text:style-name="T34">(</text:span><text:span text:style-name="T9">primary-light</text:span><text:span text:style-name="T34">);</text:span></text:p>
      <text:p text:style-name="P5">                    <text:span text:style-name="T9">border-radius</text:span><text:span text:style-name="T34">: </text:span><text:span text:style-name="T21">50%</text:span><text:span text:style-name="T34">;</text:span></text:p>
      <text:p text:style-name="P5">                    <text:span text:style-name="T9">margin-right</text:span><text:span text:style-name="T34">: </text:span><text:span text:style-name="T21">10px</text:span><text:span text:style-name="T34">;</text:span></text:p>
      <text:p text:style-name="P10"/>
      <text:p text:style-name="P5">                <text:span text:style-name="T34">}</text:span></text:p>
      <text:p text:style-name="P10"/>
      <text:p text:style-name="P5">                <text:span text:style-name="T18">strong</text:span><text:span text:style-name="T34"> {</text:span></text:p>
      <text:p text:style-name="P5">                    <text:span text:style-name="T9">display</text:span><text:span text:style-name="T34">: </text:span><text:span text:style-name="T12">inline-block</text:span><text:span text:style-name="T34">;</text:span></text:p>
      <text:p text:style-name="P5">                    <text:span text:style-name="T9">margin-left</text:span><text:span text:style-name="T34">: </text:span><text:span text:style-name="T24">max</text:span><text:span text:style-name="T34">(</text:span><text:span text:style-name="T21">40px</text:span><text:span text:style-name="T34">);</text:span></text:p>
      <text:p text:style-name="P5">                    <text:span text:style-name="T9">margin-top</text:span><text:span text:style-name="T34">: </text:span><text:span text:style-name="T21">10px</text:span><text:span text:style-name="T34">;</text:span></text:p>
      <text:p text:style-name="P5">                <text:span text:style-name="T34">}</text:span></text:p>
      <text:p text:style-name="P10"/>
      <text:p text:style-name="P5">            <text:span text:style-name="T34">}</text:span></text:p>
      <text:p text:style-name="P5">        <text:span text:style-name="T34">}</text:span></text:p>
      <text:p text:style-name="P5">        </text:p>
      <text:p text:style-name="P5">    <text:span text:style-name="T34">}</text:span></text:p>
      <text:p text:style-name="P5">    <text:span text:style-name="T18">section#primary</text:span><text:span text:style-name="T34"> {</text:span></text:p>
      <text:p text:style-name="P5">        <text:span text:style-name="T9">color</text:span><text:span text:style-name="T34">: </text:span><text:span text:style-name="T12">#fff</text:span><text:span text:style-name="T34">;</text:span></text:p>
      <text:p text:style-name="P5">        <text:span text:style-name="T9">padding</text:span><text:span text:style-name="T34">: </text:span><text:span text:style-name="T9">$padding</text:span><text:span text:style-name="T34">;</text:span></text:p>
      <text:p text:style-name="P5">        <text:span text:style-name="T9">text-align</text:span><text:span text:style-name="T34">: </text:span><text:span text:style-name="T12">center</text:span><text:span text:style-name="T34">;</text:span></text:p>
      <text:p text:style-name="P10"/>
      <text:p text:style-name="P5">        <text:span text:style-name="T27">@include</text:span><text:span text:style-name="T34"> </text:span><text:span text:style-name="T24">desktop</text:span><text:span text:style-name="T34"> {</text:span></text:p>
      <text:p text:style-name="P5">            <text:span text:style-name="T9">grid-area</text:span><text:span text:style-name="T34">: primary;</text:span></text:p>
      <text:p text:style-name="P5">            <text:span text:style-name="T9">text-align</text:span><text:span text:style-name="T34">: </text:span><text:span text:style-name="T12">left</text:span><text:span text:style-name="T34">;</text:span></text:p>
      <text:p text:style-name="P5">            <text:span text:style-name="T9">margin</text:span><text:span text:style-name="T34">: </text:span><text:span text:style-name="T21">4em</text:span><text:span text:style-name="T34"> </text:span><text:span text:style-name="T21">0</text:span><text:span text:style-name="T34"> </text:span><text:span text:style-name="T21">0</text:span><text:span text:style-name="T34"> </text:span><text:span text:style-name="T21">4em</text:span><text:span text:style-name="T34">;</text:span></text:p>
      <text:p text:style-name="P5">        <text:span text:style-name="T34">}</text:span></text:p>
      <text:p text:style-name="P10"/>
      <text:p text:style-name="P5">        <text:span text:style-name="T18">h1</text:span><text:span text:style-name="T34"> {</text:span></text:p>
      <text:p text:style-name="P5">            <text:span text:style-name="T9">font-size</text:span><text:span text:style-name="T34">: </text:span><text:span text:style-name="T21">3em</text:span><text:span text:style-name="T34">;</text:span></text:p>
      <text:p text:style-name="P5">            <text:span text:style-name="T9">margin-top</text:span><text:span text:style-name="T34">: </text:span><text:span text:style-name="T21">10px</text:span><text:span text:style-name="T34">;</text:span></text:p>
      <text:p text:style-name="P5">            <text:span text:style-name="T9">text-transform</text:span><text:span text:style-name="T34">: </text:span><text:span text:style-name="T12">uppercase</text:span><text:span text:style-name="T34">;</text:span></text:p>
      <text:p text:style-name="P10"/>
      <text:p text:style-name="P5">            <text:span text:style-name="T30">//brings letters closer together</text:span></text:p>
      <text:p text:style-name="P5">            <text:span text:style-name="T27">@include</text:span><text:span text:style-name="T34"> </text:span><text:span text:style-name="T24">desktop</text:span><text:span text:style-name="T34"> {</text:span></text:p>
      <text:p text:style-name="P5">                <text:span text:style-name="T9">width</text:span><text:span text:style-name="T34">: </text:span><text:span text:style-name="T21">30%</text:span><text:span text:style-name="T34">;</text:span></text:p>
      <text:p text:style-name="P5">                <text:span text:style-name="T9">font-size</text:span><text:span text:style-name="T34">: </text:span><text:span text:style-name="T21">4em</text:span><text:span text:style-name="T34">;</text:span></text:p>
      <text:p text:style-name="P5">                <text:span text:style-name="T9">line-height</text:span><text:span text:style-name="T34">: </text:span><text:span text:style-name="T21">.9em</text:span><text:span text:style-name="T34">;</text:span></text:p>
      <text:p text:style-name="P5">            <text:span text:style-name="T34">}</text:span></text:p>
      <text:p text:style-name="P5">        <text:span text:style-name="T34">}</text:span></text:p>
      <text:p text:style-name="P10"/>
      <text:p text:style-name="P5">        <text:span text:style-name="T18">p</text:span><text:span text:style-name="T34"> {</text:span></text:p>
      <text:p text:style-name="P5">            <text:span text:style-name="T9">font-size</text:span><text:span text:style-name="T34">: </text:span><text:span text:style-name="T21">1.4em</text:span><text:span text:style-name="T34">;</text:span></text:p>
      <text:p text:style-name="P5">        <text:span text:style-name="T34">}</text:span></text:p>
      <text:p text:style-name="P10"/>
      <text:p text:style-name="P5"><text:soft-page-break/>        <text:span text:style-name="T18">a</text:span><text:span text:style-name="T34"> {</text:span></text:p>
      <text:p text:style-name="P5">            <text:span text:style-name="T9">color</text:span><text:span text:style-name="T34">: </text:span><text:span text:style-name="T24">color</text:span><text:span text:style-name="T34">(</text:span><text:span text:style-name="T9">primary-dark</text:span><text:span text:style-name="T34">);</text:span></text:p>
      <text:p text:style-name="P5">            <text:span text:style-name="T9">border-radius</text:span><text:span text:style-name="T34">: </text:span><text:span text:style-name="T9">$borders</text:span><text:span text:style-name="T34">;</text:span></text:p>
      <text:p text:style-name="P5">            <text:span text:style-name="T9">text-decoration</text:span><text:span text:style-name="T34">: </text:span><text:span text:style-name="T12">none</text:span><text:span text:style-name="T34">;</text:span></text:p>
      <text:p text:style-name="P5">            <text:span text:style-name="T9">text-transform</text:span><text:span text:style-name="T34">: </text:span><text:span text:style-name="T12">uppercase</text:span><text:span text:style-name="T34">;</text:span></text:p>
      <text:p text:style-name="P5">            <text:span text:style-name="T9">font-weight</text:span><text:span text:style-name="T34">: </text:span><text:span text:style-name="T12">bold</text:span><text:span text:style-name="T34">;</text:span></text:p>
      <text:p text:style-name="P5">            <text:span text:style-name="T9">background-color</text:span><text:span text:style-name="T34">: </text:span><text:span text:style-name="T24">color</text:span><text:span text:style-name="T34">(</text:span><text:span text:style-name="T9">accent</text:span><text:span text:style-name="T34">);</text:span></text:p>
      <text:p text:style-name="P5">            <text:span text:style-name="T9">display</text:span><text:span text:style-name="T34">: </text:span><text:span text:style-name="T12">block</text:span><text:span text:style-name="T34">;</text:span></text:p>
      <text:p text:style-name="P5">            <text:span text:style-name="T9">text-align</text:span><text:span text:style-name="T34">: </text:span><text:span text:style-name="T12">center</text:span><text:span text:style-name="T34">;</text:span></text:p>
      <text:p text:style-name="P5">            <text:span text:style-name="T9">margin</text:span><text:span text:style-name="T34">: </text:span><text:span text:style-name="T21">50px</text:span><text:span text:style-name="T34"> </text:span><text:span text:style-name="T21">0</text:span><text:span text:style-name="T34"> </text:span><text:span text:style-name="T12">auto</text:span><text:span text:style-name="T34">;</text:span></text:p>
      <text:p text:style-name="P5">            <text:span text:style-name="T9">padding</text:span><text:span text:style-name="T34">: </text:span><text:span text:style-name="T9">$padding</text:span><text:span text:style-name="T34">;</text:span></text:p>
      <text:p text:style-name="P10"/>
      <text:p text:style-name="P5">            <text:span text:style-name="T30">//change size of the button</text:span></text:p>
      <text:p text:style-name="P5">            <text:span text:style-name="T27">@include</text:span><text:span text:style-name="T34"> </text:span><text:span text:style-name="T24">desktop</text:span><text:span text:style-name="T34"> {</text:span></text:p>
      <text:p text:style-name="P5">                <text:span text:style-name="T9">display</text:span><text:span text:style-name="T34">: </text:span><text:span text:style-name="T12">inline-block</text:span><text:span text:style-name="T34">;</text:span></text:p>
      <text:p text:style-name="P5">                <text:span text:style-name="T9">padding</text:span><text:span text:style-name="T34">: </text:span><text:span text:style-name="T9">$padding</text:span><text:span text:style-name="T34"> </text:span><text:span text:style-name="T9">$padding</text:span><text:span text:style-name="T34"> *</text:span><text:span text:style-name="T21">4</text:span><text:span text:style-name="T34">;</text:span></text:p>
      <text:p text:style-name="P5">            <text:span text:style-name="T34">}</text:span></text:p>
      <text:p text:style-name="P10"/>
      <text:p text:style-name="P5">        <text:span text:style-name="T34">}</text:span></text:p>
      <text:p text:style-name="P5">    <text:span text:style-name="T34">}</text:span></text:p>
      <text:p text:style-name="P3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T</meta:initial-creator>
    <meta:creation-date>2019-10-09T11:46:44.59</meta:creation-date>
    <dc:date>2019-10-09T16:44:44.82</dc:date>
    <dc:creator>Alex T</dc:creator>
    <meta:editing-duration>PT1H58M4S</meta:editing-duration>
    <meta:editing-cycles>23</meta:editing-cycles>
    <meta:generator>OpenOffice/4.1.7$Win32 OpenOffice.org_project/417m1$Build-9800</meta:generator>
    <meta:document-statistic meta:table-count="0" meta:image-count="0" meta:object-count="0" meta:page-count="10" meta:paragraph-count="360" meta:word-count="955" meta:character-count="9537"/>
  </office:meta>
</office:document-meta>
</file>